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Heineken</text:p>
          </table:table-cell>
          <table:table-cell/>
          <table:table-cell office:value-type="string">
            <text:p>grim</text:p>
          </table:table-cell>
          <table:table-cell table:number-columns-repeated="2"/>
        </table:table-row>
        <table:table-row table:style-name="ro1">
          <table:table-cell office:value-type="string">
            <text:p>vol</text:p>
          </table:table-cell>
          <table:table-cell office:value-type="string">
            <text:p>freq</text:p>
          </table:table-cell>
          <table:table-cell office:value-type="string">
            <text:p>vol</text:p>
          </table:table-cell>
          <table:table-cell office:value-type="string">
            <text:p>freq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36">
            <text:p>236</text:p>
          </table:table-cell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6">
            <text:p>246</text:p>
          </table:table-cell>
          <table:table-cell office:value-type="float" office:value="99">
            <text:p>99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75">
            <text:p>275</text:p>
          </table:table-cell>
          <table:table-cell table:number-columns-repeated="2"/>
          <table:table-cell>
            <draw:frame table:end-cell-address="Feuille1.N37" table:end-x="1.98cm" table:end-y="0.344cm" draw:z-index="0" draw:style-name="gr1" svg:width="21.327cm" svg:height="13.84cm" svg:x="0.976cm" svg:y="0cm">
              <draw:object draw:notify-on-update-of-ranges="Feuille1.A2:Feuille1.A2 Feuille1.A3:Feuille1.A17 Feuille1.B2:Feuille1.B2 Feuille1.B3:Feuille1.B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37">
            <text:p>337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95">
            <text:p>395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40">
            <text:p>440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67">
            <text:p>467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97">
            <text:p>497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48">
            <text:p>548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78">
            <text:p>578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0">10/07/2011</text:date>, <text:time>22:2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9T22:10:28</meta:creation-date>
    <dc:date>2011-07-10T22:25:06</dc:date>
    <meta:editing-duration>PT3H59M45S</meta:editing-duration>
    <meta:editing-cycles>3</meta:editing-cycles>
    <meta:generator>LibreOffice/3.3$Linux LibreOffice_project/330m19$Build-8</meta:generator>
    <meta:document-statistic meta:table-count="3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28cm" svg:height="13.841cm" xlink:href=".." xlink:type="simple" chart:class="chart:line" chart:style-name="ch1">
        <chart:legend chart:legend-position="end" svg:x="19.962cm" svg:y="6.625cm" chart:style-name="ch2"/>
        <chart:plot-area chart:style-name="ch3" table:cell-range-address="Feuille1.A2:Feuille1.B17" chart:data-source-has-labels="both" svg:x="1.437cm" svg:y="1.239cm" svg:width="17.674cm" svg:height="11.345cm">
          <chartooo:coordinate-region svg:x="2.244cm" svg:y="1.438cm" svg:width="16.587cm" svg:height="10.499cm"/>
          <chart:axis chart:dimension="x" chart:name="primary-x" chart:style-name="ch4">
            <chart:title svg:x="9.992cm" svg:y="12.86cm" chart:style-name="ch5">
              <text:p>Vol</text:p>
            </chart:title>
            <chart:categories table:cell-range-address="Feuille1.A3:Feuille1.A17"/>
          </chart:axis>
          <chart:axis chart:dimension="y" chart:name="primary-y" chart:style-name="ch6">
            <chart:title svg:x="0.451cm" svg:y="7.299cm" chart:style-name="ch7">
              <text:p>Freq</text:p>
            </chart:title>
            <chart:grid chart:style-name="ch8" chart:class="major"/>
          </chart:axis>
          <chart:series chart:style-name="ch9" chart:values-cell-range-address="Feuille1.B3:Feuille1.B17" chart:label-cell-address="Feuille1.B2:Feuille1.B2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Feuille1.A3:Feuille1.A17</svg:desc>
                </draw:g>
              </table:table-cell>
              <table:table-cell office:value-type="float" office:value="220">
                <text:p>220</text:p>
                <draw:g>
                  <svg:desc>Feuille1.B3:Feuille1.B17</svg:desc>
                </draw:g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8">
                <text:p>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